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5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Titr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Auteur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000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3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0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000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000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0000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1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00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28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0003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0004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00043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0004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04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0004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00049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000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0005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00055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000049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00038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00009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0002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0002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0005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00049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<text:s/>exemplair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19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000018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00014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00005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00002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02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00003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02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00004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01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02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0000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3:53:18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0T02:07:32.518000000</meta:creation-date>
    <dc:date>2021-03-10T13:52:40.119000000</dc:date>
    <meta:editing-duration>PT19M50S</meta:editing-duration>
    <meta:editing-cycles>6</meta:editing-cycles>
    <meta:generator>LibreOffice/6.3.2.2$Windows_X86_64 LibreOffice_project/98b30e735bda24bc04ab42594c85f7fd8be07b9c</meta:generator>
    <meta:document-statistic meta:table-count="1" meta:cell-count="234" meta:object-count="0"/>
  </office:meta>
</office:document-meta>
</file>